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8.39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draw:textarea-vertical-align="top" fo:min-height="12.179cm"/>
    </style:style>
    <style:style style:name="pr5" style:family="presentation" style:parent-style-name="Standard-subtitle">
      <style:graphic-properties draw:fill-color="#ffffff" draw:textarea-vertical-align="top" fo:min-height="12.27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32pt" style:text-underline-style="solid" style:text-underline-width="auto" style:text-underline-color="font-color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8.397cm" svg:x="1.4cm" svg:y="1.63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Testgetriebene Entwicklung mit JUni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3"/></text:p>
            <text:p><text:span text:style-name="T3"/></text:p>
            <text:p><text:span text:style-name="T3">Von 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Testgetriebene Entwicklung allgemein</text:span></text:p>
                <text:p text:style-name="P2"><text:span text:style-name="T4"/></text:p>
              </text:list-item>
              <text:list-item>
                <text:p text:style-name="P2"><text:span text:style-name="T4">JUnit angewendet</text:span></text:p>
                <text:p text:style-name="P2"><text:span text:style-name="T4"/></text:p>
              </text:list-item>
              <text:list-item>
                <text:p text:style-name="P2"><text:span text:style-name="T4">Übungsaufgabe</text:span></text:p>
                <text:p text:style-name="P2"><text:span text:style-name="T4"/></text:p>
              </text:list-item>
              <text:list-item>
                <text:p text:style-name="P2"><text:span text:style-name="T4">Besprechung der Übungsaufgabe</text:span></text:p>
                <text:p text:style-name="P2"><text:span text:style-name="T4"/></text:p>
              </text:list-item>
              <text:list-item>
                <text:p text:style-name="P2"><text:span text:style-name="T4">Blick auf andere Programmierspr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estgetriebene Entwicklung<text:line-break/>- allgemein -</text:p>
              </text:list-header>
            </text:list>
          </draw:text-box>
        </draw:frame>
        <draw:frame presentation:style-name="pr5" draw:text-style-name="P3" draw:layer="layout" svg:width="25.199cm" svg:height="12.27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5">Vor</text:span><text:span text:style-name="T4"> dem Programmieren: </text:span></text:p>
                    <text:p text:style-name="P2"><text:span text:style-name="T4">- Testfälle entwickeln (Bei welchem Input kommt welcher Output)</text:span></text:p>
                    <text:p text:style-name="P2"><text:span text:style-name="T4"/></text:p>
                    <text:p text:style-name="P2"><text:span text:style-name="T4"/></text:p>
                    <text:p text:style-name="P2"><text:span text:style-name="T4"/></text:p>
                  </text:list-item>
                  <text:list-item>
                    <text:p text:style-name="P2"><text:span text:style-name="T4">Nicht zwingend von der selben Person</text:span></text:p>
                    <text:p text:style-name="P2"><text:span text:style-name="T4"/></text:p>
                    <text:p text:style-name="P2"><text:span text:style-name="T4"/></text:p>
                  </text:list-item>
                  <text:list-item>
                    <text:p text:style-name="P2"><text:span text:style-name="T4">Vorgehensweise (nach Kent Beck): </text:span></text:p>
                    <text:list>
                      <text:list-item>
                        <text:list>
                          <text:list-item>
                            <text:p text:style-name="P2"><text:span text:style-name="T4">Test schreiben(wird noch nicht erfüllt)</text:span></text:p>
                          </text:list-item>
                          <text:list-item>
                            <text:p text:style-name="P2"><text:span text:style-name="T4">Änderung des Codes bis er die Tests besteht</text:span></text:p>
                          </text:list-item>
                          <text:list-item>
                            <text:p text:style-name="P2"><text:span text:style-name="T4">„</text:span><text:span text:style-name="T4">Refactoring“ des Cod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JUnit angewendet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Siehe praktischen Anwendungsfa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Übungsaufgabe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Kalender-Aufgabe weiter m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esprechung der Übungsaufgabe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6">Blick auf andere Programmiersprachen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Delphi: Dunit/DunitX =&gt; http://docwiki.embarcadero.com/RADStudio/Seattle/de/%C3%9Cberblick_%C3%BCber_DUnitX</text:span></text:p>
                <text:p text:style-name="P2"><text:span text:style-name="T4"><text:s/></text:span></text:p>
              </text:list-item>
              <text:list-item>
                <text:p text:style-name="P2"><text:span text:style-name="T4"><text:s/></text:span><text:span text:style-name="T4">PHP: PHPUnit =&gt; https://phpunit.de/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.Net-Sprachen : Nunit =&gt; http://www.nunit.org/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Javascript: Qunit =&gt; https://qunitjs.com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Tutorial über Junit: http://www.vogella.com/tutorials/JUnit/article.html#unittesting_junitexample</text:span></text:p>
                <text:p text:style-name="P6"><text:span text:style-name="T4"/></text:p>
              </text:list-item>
              <text:list-item>
                <text:p><text:span text:style-name="T4">Artikel über TDD: h</text:span><text:span text:style-name="T4">ttps://de.wikipedia.org/wiki/Testgetriebene_Entwicklung</text:span><text:span text:style-name="T4"> </text:span></text:p>
                <text:p text:style-name="P6"><text:span text:style-name="T4"/></text:p>
              </text:list-item>
              <text:list-item>
                <text:p text:style-name="P6"><text:span text:style-name="T4">Buch über TDD: http://www.frankwestphal.de/ftp/Westphal_Testgetriebene_Entwicklung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Tango_20_Gree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5:45:29.178000000</meta:creation-date>
    <dc:date>2016-05-09T16:33:40.668000000</dc:date>
    <meta:editing-duration>PT8H8M10S</meta:editing-duration>
    <meta:editing-cycles>38</meta:editing-cycles>
    <meta:generator>LibreOffice/4.3.4.1$Windows_x86 LibreOffice_project/bc356b2f991740509f321d70e4512a6a54c5f243</meta:generator>
    <meta:document-statistic meta:object-count="52"/>
  </office:meta>
</office:document-meta>
</file>